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回答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フィボナッチ数列の第n項を出力する再帰プログラム(R)</text:p>
              </text:list-item>
              <text:list-item>
                <text:p>フィボナッチ数列とは</text:p>
                <text:p>第n項の値をf(n)とする</text:p>
                <text:p>f(0) = 0</text:p>
                <text:p>f(1) = 1</text:p>
                <text:p>f(n) = f(n-1) + f(n-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回答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フィボナッチ数列の第n項を出力する再帰プログラム(R)</text:p>
                <text:p>fib &lt;- function(n){</text:p>
                <text:list>
                  <text:list-header>
                    <text:p>if(n==0){</text:p>
                    <text:list>
                      <text:list-header>
                        <text:p>out = 0;</text:p>
                      </text:list-header>
                    </text:list>
                    <text:p>}else if(n==1){</text:p>
                    <text:list>
                      <text:list-header>
                        <text:p>out = 1;</text:p>
                      </text:list-header>
                    </text:list>
                    <text:p>}else{</text:p>
                    <text:list>
                      <text:list-header>
                        <text:p>out = fib(n-1) + fib(n-2);</text:p>
                      </text:list-header>
                    </text:list>
                    <text:p>}</text:p>
                    <text:p>return(out)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手続きによる知識の構造化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プログラミングは、手続きによる知識の構造化</text:p>
              </text:list-item>
              <text:list-item>
                <text:p>人間の知識を機械に教える</text:p>
              </text:list-item>
              <text:list-item>
                <text:p>そのためには、人間が記述するルールと機械が解釈するルールが同一である必要がある</text:p>
              </text:list-item>
              <text:list-item>
                <text:p>ルール=文法、プログラム=文の構造の表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22:42:08</meta:creation-date>
    <dc:date>2013-10-03T22:55:25</dc:date>
    <meta:editing-duration>PT12M20S</meta:editing-duration>
    <meta:editing-cycles>6</meta:editing-cycles>
    <meta:generator>LibreOffice/3.4$Unix LibreOffice_project/340m1$Build-12</meta:generator>
    <meta:document-statistic meta:object-count="33"/>
  </office:meta>
</office:document-meta>
</file>